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arakcheev.notion.site/0809f2e8c5804be9878813fc2ae224b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12:42:33.333004780</meta:creation-date>
    <meta:generator>LibreOffice/7.3.7.2$Linux_X86_64 LibreOffice_project/30$Build-2</meta:generator>
    <dc:date>2023-04-01T14:06:53.793179408</dc:date>
    <meta:editing-duration>PT1H13M57S</meta:editing-duration>
    <meta:editing-cycles>1</meta:editing-cycles>
    <meta:document-statistic meta:table-count="0" meta:image-count="0" meta:object-count="0" meta:page-count="1" meta:paragraph-count="1" meta:word-count="1" meta:character-count="62" meta:non-whitespace-character-count="62"/>
  </office:meta>
</office:document-meta>
</file>